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1" office:value-type="string" calcext:value-type="string">
            <text:p>North X Population</text:p>
          </table:table-cell>
          <table:table-cell table:style-name="ce1"/>
          <table:table-cell/>
          <table:table-cell table:style-name="ce1" office:value-type="string" calcext:value-type="string">
            <text:p>North Y Population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B2:.B402])" office:value-type="float" office:value="138.635910224439" calcext:value-type="float">
            <text:p>138.6359102244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C2:.C402])" office:value-type="float" office:value="691.14463840399" calcext:value-type="float">
            <text:p>691.144638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B2:.B402])" office:value-type="float" office:value="18.442128598183" calcext:value-type="float">
            <text:p>18.442128598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C2:.C402])" office:value-type="float" office:value="19.0341542347282" calcext:value-type="float">
            <text:p>19.0341542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1" office:value-type="string" calcext:value-type="string">
            <text:p>Sample Population</text:p>
          </table:table-cell>
          <table:table-cell table:style-name="ce1"/>
          <table:table-cell/>
          <table:table-cell table:style-name="ce1" office:value-type="string" calcext:value-type="string">
            <text:p>Sample Population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B2:.B102])" office:value-type="float" office:value="132.485148514852" calcext:value-type="float">
            <text:p>132.4851485149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C2:.C102])" office:value-type="float" office:value="688.960396039604" calcext:value-type="float">
            <text:p>688.9603960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B2:.B102])" office:value-type="float" office:value="15.3835066622576" calcext:value-type="float">
            <text:p>15.3835066623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C2:.C102])" office:value-type="float" office:value="19.9764465268872" calcext:value-type="float">
            <text:p>19.97644652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F10] - [.F5])/([.F6]/SQRT([.F9]))" office:value-type="float" office:value="-3.33516908140062" calcext:value-type="float">
            <text:p>-3.3351690814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I10] - [.I5])/([.I6]/SQRT([.I9]))" office:value-type="float" office:value="-1.1475384392971" calcext:value-type="float">
            <text:p>-1.1475384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F5]+[.F17]*([.F6]/SQRT([.F9]))" office:value-type="float" office:value="143.386287750741" calcext:value-type="float">
            <text:p>143.3862877507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I5]+[.I17]*([.I6]/SQRT([.I9]))" office:value-type="float" office:value="696.047511628598" calcext:value-type="float">
            <text:p>696.0475116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F5]+-[.F17]*([.F6]/SQRT([.F9]))" office:value-type="float" office:value="133.885532698137" calcext:value-type="float">
            <text:p>133.8855326981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I5]+-[.I17]*([.I6]/SQRT([.I9]))" office:value-type="float" office:value="686.241765179382" calcext:value-type="float">
            <text:p>686.2417651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F17]+([.F5]-[.F10])/([.F6]/SQRT([.F9]))) - LEGACY.NORMSDIST(-[.F17] + ([.F5] - [.F10])/([.F6]/SQRT([.F9])))" office:value-type="float" office:value="0.223824662418202" calcext:value-type="float">
            <text:p>0.2238246624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I17]+([.I5]-[.I10])/([.I6]/SQRT([.I9]))) - LEGACY.NORMSDIST(-[.I17] + ([.I5] - [.I10])/([.I6]/SQRT([.I9])))" office:value-type="float" office:value="0.923297630424234" calcext:value-type="float">
            <text:p>0.9232976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F6]*([.F17]+(-LEGACY.NORMSINV([.F22]))))/([.F5]-[.F19]))" office:value-type="float" office:value="10.0000012562812" calcext:value-type="float">
            <text:p>10.0000012563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I6]*([.I17]+(-LEGACY.NORMSINV([.I22]))))/([.I5]-[.I19]))" office:value-type="float" office:value="10.0000012562812" calcext:value-type="float">
            <text:p>10.00000125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F6]*([.F17]+(-LEGACY.NORMSINV([.F23]))))/([.F5]-[.F18]))" office:value-type="float" office:value="-10.0000012562812" calcext:value-type="float">
            <text:p>-10.0000012563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I6]*([.I17]+(-LEGACY.NORMSINV([.I23]))))/([.I5]-[.I18]))" office:value-type="float" office:value="-10.0000012562812" calcext:value-type="float">
            <text:p>-10.0000012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6" calcext:value-type="float">
            <text:p>9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" calcext:value-type="float">
            <text:p>138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9" calcext:value-type="float">
            <text:p>13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" calcext:value-type="float">
            <text:p>143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6" calcext:value-type="float">
            <text:p>146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7" calcext:value-type="float">
            <text:p>147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4" calcext:value-type="float">
            <text:p>15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9" calcext:value-type="float">
            <text:p>159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1" calcext:value-type="float">
            <text:p>15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1" calcext:value-type="float">
            <text:p>161</text:p>
          </table:table-cell>
          <table:table-cell office:value-type="float" office:value="742" calcext:value-type="float">
            <text:p>7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1" calcext:value-type="float">
            <text:p>16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" calcext:value-type="float">
            <text:p>14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9" calcext:value-type="float">
            <text:p>15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" calcext:value-type="float">
            <text:p>14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2" calcext:value-type="float">
            <text:p>15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9" calcext:value-type="float">
            <text:p>13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2" calcext:value-type="float">
            <text:p>14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3" calcext:value-type="float">
            <text:p>153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2" calcext:value-type="float">
            <text:p>152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1" calcext:value-type="float">
            <text:p>16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2" calcext:value-type="float">
            <text:p>162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8" calcext:value-type="float">
            <text:p>15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6" calcext:value-type="float">
            <text:p>146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7" calcext:value-type="float">
            <text:p>157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5" calcext:value-type="float">
            <text:p>15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1" calcext:value-type="float">
            <text:p>151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" calcext:value-type="float">
            <text:p>14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" calcext:value-type="float">
            <text:p>15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9" calcext:value-type="float">
            <text:p>14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3" calcext:value-type="float">
            <text:p>15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5" calcext:value-type="float">
            <text:p>155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" calcext:value-type="float">
            <text:p>14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" calcext:value-type="float">
            <text:p>14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" calcext:value-type="float">
            <text:p>144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6" calcext:value-type="float">
            <text:p>14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3" calcext:value-type="float">
            <text:p>15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9" calcext:value-type="float">
            <text:p>10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1" calcext:value-type="float">
            <text:p>16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5" calcext:value-type="float">
            <text:p>155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3" calcext:value-type="float">
            <text:p>16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9" calcext:value-type="float">
            <text:p>149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8" calcext:value-type="float">
            <text:p>158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0" calcext:value-type="float">
            <text:p>16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6" calcext:value-type="float">
            <text:p>146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0" calcext:value-type="float">
            <text:p>16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" calcext:value-type="float">
            <text:p>14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6" calcext:value-type="float">
            <text:p>156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8" calcext:value-type="float">
            <text:p>14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9" calcext:value-type="float">
            <text:p>14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9" calcext:value-type="float">
            <text:p>14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0" calcext:value-type="float">
            <text:p>15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5" calcext:value-type="float">
            <text:p>15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8" calcext:value-type="float">
            <text:p>13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1" calcext:value-type="float">
            <text:p>15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5" calcext:value-type="float">
            <text:p>13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1" calcext:value-type="float">
            <text:p>14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5" calcext:value-type="float">
            <text:p>155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5" calcext:value-type="float">
            <text:p>155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3" calcext:value-type="float">
            <text:p>13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1" calcext:value-type="float">
            <text:p>151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3" calcext:value-type="float">
            <text:p>173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6" calcext:value-type="float">
            <text:p>13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9" calcext:value-type="float">
            <text:p>149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8" calcext:value-type="float">
            <text:p>158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9" calcext:value-type="float">
            <text:p>17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" calcext:value-type="float">
            <text:p>150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1" calcext:value-type="float">
            <text:p>15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6" calcext:value-type="float">
            <text:p>12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5" calcext:value-type="float">
            <text:p>125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4" calcext:value-type="float">
            <text:p>13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" calcext:value-type="float">
            <text:p>15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5" calcext:value-type="float">
            <text:p>13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" calcext:value-type="float">
            <text:p>14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8" calcext:value-type="float">
            <text:p>168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4" calcext:value-type="float">
            <text:p>154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0" calcext:value-type="float">
            <text:p>150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1" calcext:value-type="float">
            <text:p>15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1" calcext:value-type="float">
            <text:p>15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9" calcext:value-type="float">
            <text:p>169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3" calcext:value-type="float">
            <text:p>15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8" calcext:value-type="float">
            <text:p>148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6" calcext:value-type="float">
            <text:p>136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2" calcext:value-type="float">
            <text:p>15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8" calcext:value-type="float">
            <text:p>148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6" calcext:value-type="float">
            <text:p>14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6" calcext:value-type="float">
            <text:p>14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" calcext:value-type="float">
            <text:p>14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7" calcext:value-type="float">
            <text:p>15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3" calcext:value-type="float">
            <text:p>15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4" calcext:value-type="float">
            <text:p>17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0" calcext:value-type="float">
            <text:p>15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1" calcext:value-type="float">
            <text:p>15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2" calcext:value-type="float">
            <text:p>16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0" calcext:value-type="float">
            <text:p>14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6" calcext:value-type="float">
            <text:p>15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7" calcext:value-type="float">
            <text:p>147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9" calcext:value-type="float">
            <text:p>13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7" calcext:value-type="float">
            <text:p>157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1" calcext:value-type="float">
            <text:p>15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1" calcext:value-type="float">
            <text:p>15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1" calcext:value-type="float">
            <text:p>151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3" calcext:value-type="float">
            <text:p>12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4" calcext:value-type="float">
            <text:p>15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2" calcext:value-type="float">
            <text:p>15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2" calcext:value-type="float">
            <text:p>16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1" calcext:value-type="float">
            <text:p>161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7" calcext:value-type="float">
            <text:p>147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" calcext:value-type="float">
            <text:p>144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5" calcext:value-type="float">
            <text:p>155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2" calcext:value-type="float">
            <text:p>14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2" calcext:value-type="float">
            <text:p>152</text:p>
          </table:table-cell>
          <table:table-cell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8" calcext:value-type="float">
            <text:p>15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0" calcext:value-type="float">
            <text:p>15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9" calcext:value-type="float">
            <text:p>15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4" calcext:value-type="float">
            <text:p>154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2" calcext:value-type="float">
            <text:p>152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9" calcext:value-type="float">
            <text:p>159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7" calcext:value-type="float">
            <text:p>12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1" calcext:value-type="float">
            <text:p>151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2" calcext:value-type="float">
            <text:p>13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3" calcext:value-type="float">
            <text:p>163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0" calcext:value-type="float">
            <text:p>15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" calcext:value-type="float">
            <text:p>15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7" calcext:value-type="float">
            <text:p>15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6" calcext:value-type="float">
            <text:p>14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0" calcext:value-type="float">
            <text:p>15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2" calcext:value-type="float">
            <text:p>152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2" calcext:value-type="float">
            <text:p>15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7" calcext:value-type="float">
            <text:p>14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" calcext:value-type="float">
            <text:p>14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2" calcext:value-type="float">
            <text:p>15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0" calcext:value-type="float">
            <text:p>160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4" calcext:value-type="float">
            <text:p>16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1" calcext:value-type="float">
            <text:p>161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3" calcext:value-type="float">
            <text:p>153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4:39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1-16T16:14:26.221000000</dc:date>
    <meta:editing-duration>PT1H38M30S</meta:editing-duration>
    <meta:editing-cycles>11</meta:editing-cycles>
    <meta:generator>LibreOffice/4.3.2.2$Windows_x86 LibreOffice_project/edfb5295ba211bd31ad47d0bad0118690f76407d</meta:generator>
    <meta:document-statistic meta:table-count="1" meta:cell-count="1274" meta:object-count="0"/>
  </office:meta>
</office:document-meta>
</file>